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font-name="Verdana"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Übungsaufgaben aus der Praxis – Teil 5<text:line-break/><text:line-break/><text:line-break/></text:span><text:span text:style-name="T3">1. Welche Datei liest der Befehl lsmod?<text:line-break/><text:line-break/></text:span><text:span text:style-name="T3"><text:line-break/><text:line-break/>2. In welcher Datei sind Informationen zu interrupts? <text:line-break/><text:line-break/></text:span><text:a xlink:type="simple" xlink:href="https://de.wikipedia.org/wiki/Interrupt#Beispiele" text:style-name="Internet_20_link" text:visited-style-name="Visited_20_Internet_20_Link"><text:span text:style-name="T3">https://de.wikipedia.org/wiki/Interrupt#Beispiele</text:span></text:a><text:span text:style-name="T3"><text:line-break/><text:line-break/></text:span><text:span text:style-name="T3"><text:line-break/><text:line-break/>3. In welcher Datei stehen Informationen zu verwendeten I/O-Adressen? <text:line-break/><text:line-break/></text:span><text:span text:style-name="T1"><text:line-break/><text:line-break/></text:span><text:span text:style-name="T4">4. Welche Liste finden Sie bei älteren Systemen unter /proc/dma?</text:span><text:span text:style-name="T1"><text:line-break/><text:line-break/><text:line-break/><text:line-break/></text:span><text:span text:style-name="T4">5. Was finden Sie bei älteren Systemen unter /proc/pci und wo sind diese Informationen auf modernen Systemen?</text:span><text:span text:style-name="T1"><text:line-break/><text:line-break/><text:line-break/><text:line-break/></text:span><text:span text:style-name="T4">6. In welcher Datei stehen Informationen zu SCSI-Geräten?</text:span><text:span text:style-name="T1"><text:line-break/><text:line-break/><text:line-break/><text:line-break/></text:span><text:span text:style-name="T4">7. Welche Datei liest der Befehl uname -r?</text:span><text:span text:style-name="T1"><text:line-break/><text:line-break/><text:line-break/><text:line-break/></text:span><text:span text:style-name="T4">8. Welche Datei liest der Befehl hostname?<text:line-break/><text:line-break/></text:span><text:span text:style-name="T1"><text:line-break/><text:line-break/></text:span><text:span text:style-name="T4">9. Können Sie die Datei aus Aufgabe 8 bearbeiten?</text:span><text:span text:style-name="T1"><text:line-break/><text:line-break/><text:line-break/></text:span><text:soft-page-break/><text:span text:style-name="T4">10. Was passiert mit dieser Datei nach einem Neustart?<text:line-break/><text:line-break/><text:line-break/><text:line-break/>11. Wo sind unter Linux Gerätedateien für USB, SATA, SCSI, stdout, stdin und die Terminals gespeichert?<text:line-break/><text:line-break/><text:line-break/><text:line-break/>12. Wo und unter welchem Namen finden Sie die erste logische Partition?<text:line-break/><text:line-break/><text:line-break/><text:line-break/>13. Welches Verzeichnis liest lspci?<text:line-break/><text:line-break/><text:line-break/><text:line-break/>14. Welcher Host-Controller-Treiber muss vorhanden sein, damit USB 3.1 unterstützt wird?<text:line-break/><text:line-break/><text:line-break/><text:line-break/>15. Wie groß ist der Master Boot Record und wo befindet er sich?<text:line-break/><text:line-break/><text:line-break/><text:line-break/>16. Wo befindet sich die Bootloader-Konfigurationsdatei und wie heißt sie bei GRUB 2?<text:line-break/><text:line-break/><text:line-break/><text:line-break/>17. Womit können Sie bei einem System mit systemd, Meldungen des Kernels sehen?<text:line-break/><text:line-break/><text:line-break/><text:line-break/>18. Mit welchem Parameter können Sie sich, mit Hilfe des Befehls ps, alle PIDs anzeigen lassen?<text:line-break/><text:line-break/><text:line-break/><text:line-break/></text:span><text:soft-page-break/><text:span text:style-name="T4">19. Was bedeutet Runlevel 6?<text:line-break/><text:line-break/><text:line-break/><text:line-break/>20. Wo befindet sich auf einem System ohne systemd die Datei inittab?<text:line-break/><text:line-break/><text:line-break/><text:line-break/>21. Sie möchten Ihren Computer in 2 Minuten mit shutdown herunterfahren. Wie erzwingen Sie eine Fehler-Prüfung der Partitionen nach dem Neustart?<text:line-break/><text:line-break/><text:line-break/><text:line-break/>22. Was bedeutet die Abkürzung acpid?<text:line-break/><text:line-break/><text:line-break/><text:line-break/>23. Wie starten Sie mit systemctl das System neu?<text:line-break/><text:line-break/><text:line-break/><text:line-break/>24. Wie schalten Sie mit systemctl das System aus?<text:line-break/><text:line-break/></text:span><text:span text:style-name="T1"><text:line-break/><text:line-break/></text:span><text:span text:style-name="T4">25. Wie lassen Sie sich mit systemctl den Status des SSH-Servers (sshd) anzeigen?</text:span><text:span text:style-name="T1"><text:line-break/><text:line-break/><text:line-break/><text:line-break/></text:span><text:span text:style-name="T4">26. Welche Datei(en) liest der Befehl ldconfig?</text:span><text:span text:style-name="T1"><text:line-break/><text:line-break/><text:line-break/><text:line-break/></text:span><text:span text:style-name="T4">27. Wie heißt und wo finden Sie die Konfigurationsdatei zu dpkg?</text:span><text:span text:style-name="T1"><text:line-break/><text:line-break/><text:line-break/><text:line-break/></text:span><text:span text:style-name="T4">28. Wo finden Sie die Skripte zur De- und Installation?</text:span><text:span text:style-name="T1"><text:line-break/><text:line-break/></text:span><text:soft-page-break/><text:span text:style-name="T1"><text:line-break/><text:line-break/></text:span><text:span text:style-name="T4">29. Wo finden Sie die Datei status, mit allen Informationen zu installierten Paketen?</text:span><text:span text:style-name="T1"><text:line-break/><text:line-break/><text:line-break/><text:line-break/></text:span><text:span text:style-name="T4">30. Wo finden Sie die Datei available, mit einer Liste verfügbarer Pakete?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3T12:27:52.06</meta:creation-date>
    <dc:date>2019-09-25T12:17:32.37</dc:date>
    <meta:editing-duration>PT13H10M1S</meta:editing-duration>
    <meta:editing-cycles>17</meta:editing-cycles>
    <meta:generator>OpenOffice/4.1.6$Win32 OpenOffice.org_project/416m1$Build-9790</meta:generator>
    <meta:print-date>2019-09-24T16:17:17.78</meta:print-date>
    <meta:document-statistic meta:table-count="0" meta:image-count="0" meta:object-count="0" meta:page-count="4" meta:paragraph-count="1" meta:word-count="327" meta:character-count="2194"/>
  </office:meta>
</office:document-meta>
</file>